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535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0.15" calcext:value-type="float">
            <text:p>0.1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2 kWh</text:p>
          </table:table-cell>
          <table:table-cell office:value-type="float" office:value="450.63" calcext:value-type="float">
            <text:p>450.6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2.51" calcext:value-type="float">
            <text:p>2.51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38.02" calcext:value-type="float">
            <text:p>-238.02</text:p>
          </table:table-cell>
          <table:table-cell office:value-type="string" calcext:value-type="string">
            <text:p>T-0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49" calcext:value-type="float">
            <text:p>0.4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02 kWh</text:p>
          </table:table-cell>
          <table:table-cell office:value-type="float" office:value="511.08" calcext:value-type="float">
            <text:p>511.08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3.25" calcext:value-type="float">
            <text:p>3.2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69.94" calcext:value-type="float">
            <text:p>-269.94</text:p>
          </table:table-cell>
          <table:table-cell office:value-type="string" calcext:value-type="string">
            <text:p>T-0</text:p>
          </table:table-cell>
          <table:table-cell office:value-type="float" office:value="329.03" calcext:value-type="float">
            <text:p>32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9 kWh</text:p>
          </table:table-cell>
          <table:table-cell office:value-type="float" office:value="562.76" calcext:value-type="float">
            <text:p>562.7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3.49" calcext:value-type="float">
            <text:p>3.49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97.23" calcext:value-type="float">
            <text:p>-297.23</text:p>
          </table:table-cell>
          <table:table-cell office:value-type="string" calcext:value-type="string">
            <text:p>T-0</text:p>
          </table:table-cell>
          <table:table-cell office:value-type="float" office:value="352.83" calcext:value-type="float">
            <text:p>352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5 kWh</text:p>
          </table:table-cell>
          <table:table-cell office:value-type="float" office:value="606.29" calcext:value-type="float">
            <text:p>606.2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7" calcext:value-type="float">
            <text:p>3.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20.24" calcext:value-type="float">
            <text:p>-320.24</text:p>
          </table:table-cell>
          <table:table-cell office:value-type="string" calcext:value-type="string">
            <text:p>T-0</text:p>
          </table:table-cell>
          <table:table-cell office:value-type="float" office:value="373.21" calcext:value-type="float">
            <text:p>373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21 kWh</text:p>
          </table:table-cell>
          <table:table-cell office:value-type="float" office:value="649.61" calcext:value-type="float">
            <text:p>649.6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9" calcext:value-type="float">
            <text:p>3.9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43.12" calcext:value-type="float">
            <text:p>-343.12</text:p>
          </table:table-cell>
          <table:table-cell office:value-type="string" calcext:value-type="string">
            <text:p>T-0</text:p>
          </table:table-cell>
          <table:table-cell office:value-type="float" office:value="393.52" calcext:value-type="float">
            <text:p>393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22 kWh</text:p>
          </table:table-cell>
          <table:table-cell office:value-type="float" office:value="654.5" calcext:value-type="float">
            <text:p>654.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92" calcext:value-type="float">
            <text:p>3.9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5.69" calcext:value-type="float">
            <text:p>-345.69</text:p>
          </table:table-cell>
          <table:table-cell office:value-type="string" calcext:value-type="string">
            <text:p>T-0</text:p>
          </table:table-cell>
          <table:table-cell office:value-type="float" office:value="395.52" calcext:value-type="float">
            <text:p>395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17" calcext:value-type="float">
            <text:p>0.1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6 kWh</text:p>
          </table:table-cell>
          <table:table-cell office:value-type="float" office:value="682.13" calcext:value-type="float">
            <text:p>682.1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04" calcext:value-type="float">
            <text:p>4.0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60.3" calcext:value-type="float">
            <text:p>-360.3</text:p>
          </table:table-cell>
          <table:table-cell office:value-type="string" calcext:value-type="string">
            <text:p>T-0</text:p>
          </table:table-cell>
          <table:table-cell office:value-type="float" office:value="408.49" calcext:value-type="float">
            <text:p>408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17 kWh</text:p>
          </table:table-cell>
          <table:table-cell office:value-type="float" office:value="611.58" calcext:value-type="float">
            <text:p>611.5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71" calcext:value-type="float">
            <text:p>3.7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23.02" calcext:value-type="float">
            <text:p>-323.02</text:p>
          </table:table-cell>
          <table:table-cell office:value-type="string" calcext:value-type="string">
            <text:p>T-0</text:p>
          </table:table-cell>
          <table:table-cell office:value-type="float" office:value="374.38" calcext:value-type="float">
            <text:p>374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57 kWh</text:p>
          </table:table-cell>
          <table:table-cell office:value-type="float" office:value="895.33" calcext:value-type="float">
            <text:p>895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0.58" calcext:value-type="float">
            <text:p>10.5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8.18" calcext:value-type="float">
            <text:p>1068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08 kWh</text:p>
          </table:table-cell>
          <table:table-cell office:value-type="float" office:value="1233.65" calcext:value-type="float">
            <text:p>1233.6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10.08" calcext:value-type="float">
            <text:p>141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4 kWh</text:p>
          </table:table-cell>
          <table:table-cell office:value-type="float" office:value="995.55" calcext:value-type="float">
            <text:p>995.5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1.57" calcext:value-type="float">
            <text:p>11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8.91" calcext:value-type="float">
            <text:p>1168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88 kWh</text:p>
          </table:table-cell>
          <table:table-cell office:value-type="float" office:value="1087.31" calcext:value-type="float">
            <text:p>1087.31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60.94" calcext:value-type="float">
            <text:p>126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51:43.549000000</meta:creation-date>
    <dc:date>2018-03-26T10:56:50.884000000</dc:date>
    <meta:editing-duration>PT5M7S</meta:editing-duration>
    <meta:editing-cycles>1</meta:editing-cycles>
    <meta:document-statistic meta:table-count="1" meta:cell-count="160" meta:object-count="0"/>
    <meta:generator>LibreOffice/5.3.4.2$Windows_x86 LibreOffice_project/f82d347ccc0be322489bf7da61d7e4ad13fe2ff3</meta:generator>
  </office:meta>
</office:document-meta>
</file>